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January 2024</text:p>
          </table:table-cell>
          <table:covered-table-cell table:number-columns-repeated="4"/>
          <table:table-cell table:number-columns-repeated="16379" table:style-name="ce1"/>
        </table:table-row>
        <table:table-row table:style-name="ro2">
          <table:table-cell office:value-type="string" table:style-name="ce2">
            <text:p>Report Date : 26/1/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84" table:style-name="ce7">
            <text:p>1184</text:p>
          </table:table-cell>
          <table:table-cell office:value-type="float" office:value="1162" table:style-name="ce7">
            <text:p>1162</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2" table:style-name="ce7">
            <text:p>412</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6" table:style-name="ce7">
            <text:p>96</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4" table:style-name="ce7">
            <text:p>394</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92" table:style-name="ce7">
            <text:p>392</text:p>
          </table:table-cell>
          <table:table-cell office:value-type="float" office:value="347" table:style-name="ce7">
            <text:p>347</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715" table:style-name="ce7">
            <text:p>715</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54" table:style-name="ce7">
            <text:p>1954</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92" table:style-name="ce7">
            <text:p>992</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7" table:style-name="ce7">
            <text:p>577</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42" table:style-name="ce7">
            <text:p>542</text:p>
          </table:table-cell>
          <table:table-cell office:value-type="float" office:value="518" table:style-name="ce7">
            <text:p>518</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88" table:style-name="ce7">
            <text:p>888</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9" table:style-name="ce7">
            <text:p>639</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5" table:style-name="ce7">
            <text:p>775</text:p>
          </table:table-cell>
          <table:table-cell office:value-type="float" office:value="738" table:style-name="ce7">
            <text:p>738</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596" table:style-name="ce7">
            <text:p>596</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1" table:style-name="ce7">
            <text:p>701</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12" table:style-name="ce7">
            <text:p>512</text:p>
          </table:table-cell>
          <table:table-cell table:number-columns-repeated="16379" table:style-name="ce1"/>
        </table:table-row>
        <table:table-row table:style-name="ro3">
          <table:table-cell office:value-type="string" table:style-name="ce6">
            <text:p>Cookham Wood</text:p>
          </table:table-cell>
          <table:table-cell office:value-type="float" office:value="183" table:style-name="ce7">
            <text:p>183</text:p>
          </table:table-cell>
          <table:table-cell office:value-type="float" office:value="138" table:style-name="ce7">
            <text:p>138</text:p>
          </table:table-cell>
          <table:table-cell office:value-type="float" office:value="90" table:style-name="ce7">
            <text:p>90</text:p>
          </table:table-cell>
          <table:table-cell office:value-type="float" office:value="74" table:style-name="ce7">
            <text:p>74</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583" table:style-name="ce7">
            <text:p>583</text:p>
          </table:table-cell>
          <table:table-cell office:value-type="float" office:value="555" table:style-name="ce7">
            <text:p>555</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31" table:style-name="ce7">
            <text:p>331</text:p>
          </table:table-cell>
          <table:table-cell office:value-type="float" office:value="317" table:style-name="ce7">
            <text:p>317</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9" table:style-name="ce7">
            <text:p>1129</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5" table:style-name="ce7">
            <text:p>1145</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3" table:style-name="ce7">
            <text:p>323</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67" table:style-name="ce7">
            <text:p>967</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92" table:style-name="ce7">
            <text:p>92</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26" table:style-name="ce7">
            <text:p>326</text:p>
          </table:table-cell>
          <table:table-cell office:value-type="float" office:value="384" table:style-name="ce7">
            <text:p>384</text:p>
          </table:table-cell>
          <table:table-cell office:value-type="float" office:value="367" table:style-name="ce7">
            <text:p>367</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09" table:style-name="ce7">
            <text:p>100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40" table:style-name="ce7">
            <text:p>440</text:p>
          </table:table-cell>
          <table:table-cell office:value-type="float" office:value="496" table:style-name="ce7">
            <text:p>496</text:p>
          </table:table-cell>
          <table:table-cell office:value-type="float" office:value="487" table:style-name="ce7">
            <text:p>487</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300" table:style-name="ce7">
            <text:p>300</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33" table:style-name="ce7">
            <text:p>633</text:p>
          </table:table-cell>
          <table:table-cell office:value-type="float" office:value="585" table:style-name="ce7">
            <text:p>585</text:p>
          </table:table-cell>
          <table:table-cell office:value-type="float" office:value="513" table:style-name="ce7">
            <text:p>513</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687" table:style-name="ce7">
            <text:p>1687</text:p>
          </table:table-cell>
          <table:table-cell office:value-type="float" office:value="1664" table:style-name="ce7">
            <text:p>1664</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49" table:style-name="ce7">
            <text:p>349</text:p>
          </table:table-cell>
          <table:table-cell office:value-type="float" office:value="359" table:style-name="ce7">
            <text:p>359</text:p>
          </table:table-cell>
          <table:table-cell office:value-type="float" office:value="350" table:style-name="ce7">
            <text:p>350</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42" table:style-name="ce7">
            <text:p>1442</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645" table:style-name="ce7">
            <text:p>1645</text:p>
          </table:table-cell>
          <table:table-cell office:value-type="float" office:value="1573" table:style-name="ce7">
            <text:p>1573</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59" table:style-name="ce7">
            <text:p>259</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5" table:style-name="ce7">
            <text:p>825</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2" table:style-name="ce7">
            <text:p>582</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22" table:style-name="ce7">
            <text:p>822</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5" table:style-name="ce7">
            <text:p>605</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2" table:style-name="ce7">
            <text:p>622</text:p>
          </table:table-cell>
          <table:table-cell office:value-type="float" office:value="507" table:style-name="ce7">
            <text:p>507</text:p>
          </table:table-cell>
          <table:table-cell office:value-type="float" office:value="497" table:style-name="ce7">
            <text:p>497</text:p>
          </table:table-cell>
          <table:table-cell office:value-type="float" office:value="477" table:style-name="ce7">
            <text:p>477</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7" table:style-name="ce7">
            <text:p>507</text:p>
          </table:table-cell>
          <table:table-cell office:value-type="float" office:value="498" table:style-name="ce7">
            <text:p>498</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34" table:style-name="ce7">
            <text:p>334</text:p>
          </table:table-cell>
          <table:table-cell office:value-type="float" office:value="358" table:style-name="ce7">
            <text:p>358</text:p>
          </table:table-cell>
          <table:table-cell office:value-type="float" office:value="348" table:style-name="ce7">
            <text:p>348</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97" table:style-name="ce7">
            <text:p>497</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65" table:style-name="ce7">
            <text:p>1065</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50" table:style-name="ce7">
            <text:p>1150</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76" table:style-name="ce7">
            <text:p>1276</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3" table:style-name="ce7">
            <text:p>593</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38" table:style-name="ce7">
            <text:p>638</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42" table:style-name="ce7">
            <text:p>1142</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79" table:style-name="ce7">
            <text:p>679</text:p>
          </table:table-cell>
          <table:table-cell office:value-type="float" office:value="981" table:style-name="ce7">
            <text:p>981</text:p>
          </table:table-cell>
          <table:table-cell office:value-type="float" office:value="957" table:style-name="ce7">
            <text:p>957</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61" table:style-name="ce7">
            <text:p>861</text:p>
          </table:table-cell>
          <table:table-cell office:value-type="float" office:value="1065" table:style-name="ce7">
            <text:p>1065</text:p>
          </table:table-cell>
          <table:table-cell office:value-type="float" office:value="1055" table:style-name="ce7">
            <text:p>1055</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90" table:style-name="ce7">
            <text:p>490</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5" table:style-name="ce7">
            <text:p>615</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2" table:style-name="ce7">
            <text:p>1092</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3" table:style-name="ce7">
            <text:p>203</text:p>
          </table:table-cell>
          <table:table-cell office:value-type="float" office:value="196" table:style-name="ce7">
            <text:p>196</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8" table:style-name="ce7">
            <text:p>558</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7" table:style-name="ce7">
            <text:p>1097</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4" table:style-name="ce7">
            <text:p>344</text:p>
          </table:table-cell>
          <table:table-cell office:value-type="float" office:value="305" table:style-name="ce7">
            <text:p>305</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3" table:style-name="ce7">
            <text:p>653</text:p>
          </table:table-cell>
          <table:table-cell office:value-type="float" office:value="588" table:style-name="ce7">
            <text:p>588</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0" table:style-name="ce7">
            <text:p>890</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5" table:style-name="ce7">
            <text:p>1235</text:p>
          </table:table-cell>
          <table:table-cell office:value-type="float" office:value="1230" table:style-name="ce7">
            <text:p>1230</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70" table:style-name="ce7">
            <text:p>870</text:p>
          </table:table-cell>
          <table:table-cell office:value-type="float" office:value="866" table:style-name="ce7">
            <text:p>866</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607" table:style-name="ce7">
            <text:p>607</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74" table:style-name="ce7">
            <text:p>274</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23" table:style-name="ce7">
            <text:p>823</text:p>
          </table:table-cell>
          <table:table-cell office:value-type="float" office:value="814" table:style-name="ce7">
            <text:p>814</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3" table:style-name="ce7">
            <text:p>613</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88" table:style-name="ce7">
            <text:p>688</text:p>
          </table:table-cell>
          <table:table-cell office:value-type="float" office:value="744" table:style-name="ce7">
            <text:p>744</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82" table:style-name="ce7">
            <text:p>1082</text:p>
          </table:table-cell>
          <table:table-cell office:value-type="float" office:value="1067" table:style-name="ce7">
            <text:p>1067</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9" table:style-name="ce7">
            <text:p>349</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51" table:style-name="ce7">
            <text:p>351</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5" table:style-name="ce7">
            <text:p>295</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348" table:style-name="ce7">
            <text:p>1348</text:p>
          </table:table-cell>
          <table:table-cell office:value-type="float" office:value="1319" table:style-name="ce7">
            <text:p>1319</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57" table:style-name="ce7">
            <text:p>757</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07" table:style-name="ce7">
            <text:p>907</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00" table:style-name="ce7">
            <text:p>2100</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6" table:style-name="ce7">
            <text:p>736</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804" table:style-name="ce7">
            <text:p>1804</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93" table:style-name="ce7">
            <text:p>1193</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241" table:style-name="ce7">
            <text:p>1241</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3" table:style-name="ce7">
            <text:p>52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88" table:style-name="ce7">
            <text:p>1088</text:p>
          </table:table-cell>
          <table:table-cell office:value-type="float" office:value="1069" table:style-name="ce7">
            <text:p>1069</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42" table:style-name="ce7">
            <text:p>1042</text:p>
          </table:table-cell>
          <table:table-cell office:value-type="float" office:value="1009" table:style-name="ce7">
            <text:p>1009</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51" table:style-name="ce7">
            <text:p>751</text:p>
          </table:table-cell>
          <table:table-cell office:value-type="float" office:value="712" table:style-name="ce7">
            <text:p>712</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15" table:style-name="ce7">
            <text:p>215</text:p>
          </table:table-cell>
          <table:table-cell office:value-type="float" office:value="213" table:style-name="ce7">
            <text:p>213</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52" table:style-name="ce7">
            <text:p>752</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5" table:style-name="ce7">
            <text:p>455</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46" table:style-name="ce7">
            <text:p>1046</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3" table:style-name="ce7">
            <text:p>763</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21" table:style-name="ce7">
            <text:p>621</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884" table:style-name="ce7">
            <text:p>884</text:p>
          </table:table-cell>
          <table:table-cell office:value-type="float" office:value="840" table:style-name="ce7">
            <text:p>840</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44" table:style-name="ce7">
            <text:p>444</text:p>
          </table:table-cell>
          <table:table-cell office:value-type="float" office:value="415" table:style-name="ce7">
            <text:p>415</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17" table:style-name="ce7">
            <text:p>121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20" table:style-name="ce7">
            <text:p>1020</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9" table:style-name="ce7">
            <text:p>429</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28" table:style-name="ce7">
            <text:p>528</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44" table:style-name="ce7">
            <text:p>744</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11" table:style-name="ce7">
            <text:p>1511</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5" table:style-name="ce7">
            <text:p>265</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906" table:style-name="ce7">
            <text:p>906</text:p>
          </table:table-cell>
          <table:table-cell office:value-type="float" office:value="919" table:style-name="ce7">
            <text:p>919</text:p>
          </table:table-cell>
          <table:table-cell office:value-type="float" office:value="907" table:style-name="ce7">
            <text:p>907</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98" table:style-name="ce7">
            <text:p>898</text:p>
          </table:table-cell>
          <table:table-cell office:value-type="float" office:value="872" table:style-name="ce7">
            <text:p>872</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76" table:style-name="ce7">
            <text:p>76</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306" table:style-name="ce7">
            <text:p>306</text:p>
          </table:table-cell>
          <table:table-cell office:value-type="float" office:value="142" table:style-name="ce7">
            <text:p>142</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50" table:style-name="ce7">
            <text:p>850</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64" table:style-name="ce7">
            <text:p>664</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354" table:style-name="ce7">
            <text:p>354</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47" table:style-name="ce7">
            <text:p>1247</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0" table:style-name="ce7">
            <text:p>1170</text:p>
          </table:table-cell>
          <table:table-cell table:number-columns-repeated="16379" table:style-name="ce1"/>
        </table:table-row>
        <table:table-row table:style-name="ro3">
          <table:table-cell office:value-type="string" table:style-name="ce6">
            <text:p>Total</text:p>
          </table:table-cell>
          <table:table-cell office:value-type="float" office:value="83088" table:style-name="ce7">
            <text:p>83088</text:p>
          </table:table-cell>
          <table:table-cell office:value-type="float" office:value="79507" table:style-name="ce7">
            <text:p>79507</text:p>
          </table:table-cell>
          <table:table-cell office:value-type="string" table:style-name="ce7">
            <text:p>89004**</text:p>
          </table:table-cell>
          <table:table-cell office:value-type="float" office:value="87538" table:style-name="ce7">
            <text:p>87538</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January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meta:initial-creator>Elden, Dawn [NOMS]</meta:initial-creator>
    <dc:creator>Lane, Richard</dc:creator>
    <meta:creation-date>2021-06-28T15:16:42Z</meta:creation-date>
    <dc:date>2024-02-16T11:10:18Z</dc:date>
    <meta:editing-duration>PT0S</meta:editing-duration>
    <meta:user-defined meta:name="ContentTypeId">0x0101007437784DDA6E8C4A82A3E362E8B24045</meta:user-defined>
  </office:meta>
</office:document-meta>
</file>